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4d5" officeooo:paragraph-rsid="00196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knold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3:41:27.757476833</meta:creation-date>
    <dc:date>2021-08-13T13:42:31.343726006</dc:date>
    <meta:editing-duration>PT1M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